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ext:span>The bar object has a background and an indicator on it. The width of the indicator is set according to the current value of the bar.</text:span></text:p><text:p text:style-name="Standard"/><text:p text:style-name="Standard"><text:span>Vertical bars can be created if the width of the object is smaller than its height.</text:span></text:p><text:p text:style-name="Standard"/><text:p text:style-name="Standard"><text:span>Not only the end, but also the start value of the bar can be set, which changes the start position of the indicator.</text:span></text:p><text:p text:style-name="Standard"/><text:p text:style-name="Standard">More info (<text:a xlink:type="simple" xlink:href="https://docs.lvgl.io/8.3/widgets/core/bar.html" text:style-name="Internet_20_link" text:visited-style-name="Visited_20_Internet_20_Link">link</text:a>)</text:p><text:p text:style-name="Standard"/>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text:span><text:span text:style-name="backtick">Value</text:span><text:span> and </text:span><text:span text:style-name="backtick">Value start</text:span><text:span> can contain.</text:span></text:p><text:p text:style-name="Standard"/>,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text:span><text:span text:style-name="backtick">Value</text:span><text:span> and </text:span><text:span text:style-name="backtick">Value start</text:span><text:span> can contain.</text:span></text:p><text:p text:style-name="Standard"/>,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Bar mode options:</text:span></text:p><text:p text:style-name="Standard"/><text:list xml:id="list_Bar7" text:style-name="List_20_1">
                    <text:list-item>
                            <text:p text:style-name="List_20_1_20_Start">
                            <text:span><text:span text:style-name="backtick">NORMAL</text:span><text:span> – A normal bar.</text:span></text:span>
                            </text:p>
                        </text:list-item>,<text:list-item>
                            <text:p text:style-name="List_20_1">
                            <text:span><text:span text:style-name="backtick">SYMMETRICAL</text:span><text:span> – Draw the indicator from the zero value to current value. Requires a negative minimum range and positive maximum range.</text:span></text:span>
                            </text:p>
                        </text:list-item>,<text:list-item>
                            <text:p text:style-name="List_20_1_20_End">
                            <text:span><text:span text:style-name="backtick">RANGE</text:span><text:span> – Allows setting the start value (</text:span><text:span text:style-name="backtick">Value start</text:span><text:span> property) and end value (</text:span><text:span text:style-name="backtick">Value</text:span><text:span> property).</text:span></text:span>
                            </text:p>
                        </text:list-item>
                </text:list><text:p text:style-name="Standard"/>,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end value on the bar.</text:span></text:p><text:p text:style-name="Standard"/>,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text:span><text:span> can be evaluated from the expression.</text:span></text:p><text:p text:style-name="Standard"/>,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ext:span>The start value on the bar if </text:span><text:span text:style-name="backtick">RANGE</text:span><text:span> mode is selected.</text:span></text:p><text:p text:style-name="Standard"/>,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 start</text:span><text:span> can be evaluated from the express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2" text:continue-numbering="true" text:continue-list="list_Bar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ar14" text:continue-numbering="true" text:continue-list="list_Bar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ar15" text:continue-numbering="true" text:continue-list="list_Bar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ar16" text:continue-numbering="true" text:continue-list="list_Bar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Bar17"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Bar18" text:continue-numbering="true" text:continue-list="list_Bar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ar19" text:continue-numbering="true" text:continue-list="list_Bar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Bar20"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Bar21" text:continue-numbering="true" text:continue-list="list_Bar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ar22" text:continue-numbering="true" text:continue-list="list_Bar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Bar23"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Bar24" text:continue-numbering="true" text:continue-list="list_Bar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ar25" text:continue-numbering="true" text:continue-list="list_Bar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Bar26"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27" text:continue-numbering="true" text:continue-list="list_Bar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28" text:continue-numbering="true" text:continue-list="list_Bar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Bar29" text:continue-numbering="true" text:continue-list="list_Bar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Bar30" text:continue-numbering="true" text:continue-list="list_Bar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Bar31" text:continue-numbering="true" text:continue-list="list_Bar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Bar32" text:continue-numbering="true" text:continue-list="list_Bar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Bar33" text:continue-numbering="true" text:continue-list="list_Bar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Bar34" text:continue-numbering="true" text:continue-list="list_Bar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Bar35" text:continue-numbering="true" text:continue-list="list_Bar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Bar36" text:continue-numbering="true" text:continue-list="list_Bar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Bar37" text:continue-numbering="true" text:continue-list="list_Bar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Bar38" text:continue-numbering="true" text:continue-list="list_Bar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Bar39" text:continue-numbering="true" text:continue-list="list_Bar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Bar40" text:continue-numbering="true" text:continue-list="list_Bar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Bar41" text:continue-numbering="true" text:continue-list="list_Bar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Bar42" text:continue-numbering="true" text:continue-list="list_Bar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Bar43" text:continue-numbering="true" text:continue-list="list_Bar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Bar44" text:continue-numbering="true" text:continue-list="list_Bar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Bar45" text:continue-numbering="true" text:continue-list="list_Bar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Bar46" text:continue-numbering="true" text:continue-list="list_Bar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Bar47" text:continue-numbering="true" text:continue-list="list_Bar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Bar48" text:continue-numbering="true" text:continue-list="list_Bar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Bar49" text:continue-numbering="true" text:continue-list="list_Bar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Bar50" text:continue-numbering="true" text:continue-list="list_Bar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51" text:continue-numbering="true" text:continue-list="list_Bar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Bar52" text:continue-numbering="true" text:continue-list="list_Bar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Bar53" text:continue-numbering="true" text:continue-list="list_Bar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Bar54" text:continue-numbering="true" text:continue-list="list_Bar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Bar55" text:continue-numbering="true" text:continue-list="list_Bar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Bar56" text:continue-numbering="true" text:continue-list="list_Bar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57" text:continue-numbering="true" text:continue-list="list_Bar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ar5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59" text:continue-numbering="true" text:continue-list="list_Bar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ar60" text:continue-numbering="true" text:continue-list="list_Bar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ar61" text:continue-numbering="true" text:continue-list="list_Bar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6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